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2" style:family="graphic" style:parent-style-name="standard">
      <style:graphic-properties svg:stroke-color="#2a6099" draw:fill-color="#2a6099" draw:textarea-horizontal-align="justify" draw:textarea-vertical-align="middle" draw:auto-grow-height="false" fo:min-height="1.867cm" fo:min-width="6.486cm"/>
    </style:style>
    <style:style style:name="P1" style:family="paragraph">
      <loext:graphic-properties draw:fill="none" draw:fill-color="#ffffff"/>
      <style:text-properties style:font-name="OCR A Extended" fo:font-size="30pt" fo:font-weight="bold" style:font-size-asian="35pt" style:font-weight-asian="bold" style:font-size-complex="35pt" style:font-weight-complex="bold"/>
    </style:style>
    <style:style style:name="P2" style:family="paragraph">
      <loext:graphic-properties draw:fill-color="#2a6099"/>
      <style:paragraph-properties fo:text-align="center"/>
    </style:style>
    <style:style style:name="T1" style:family="text">
      <style:text-properties style:font-name="OCR A Extended" fo:font-size="30pt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1.588cm" svg:x="0.025cm" svg:y="0.025cm">
          <draw:text-box>
            <text:p><text:span text:style-name="T1">Colección</text:span></text:p>
          </draw:text-box>
        </draw:frame>
        <draw:frame draw:style-name="gr1" draw:text-style-name="P1" draw:layer="layout" svg:width="7.62cm" svg:height="1.588cm" draw:transform="rotate (-3.14159265358979) translate (17.755cm 27.915cm)">
          <draw:text-box>
            <text:p><text:span text:style-name="T1">Colección</text:span></text:p>
          </draw:text-box>
        </draw:frame>
        <draw:custom-shape draw:style-name="gr2" draw:text-style-name="P2" draw:layer="layout" svg:width="13.97cm" svg:height="6.35cm" svg:x="1.905cm" svg:y="2.56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3.97cm" svg:height="6.35cm" svg:x="1.905cm" svg:y="19.0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3.97cm" svg:height="6.35cm" svg:x="1.905cm" svg:y="10.79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25cm" fo:margin-bottom="0.025cm" fo:margin-left="0.025cm" fo:margin-right="0.025cm" fo:page-width="17.78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3T19:28:26.665000000</meta:creation-date>
    <dc:date>2023-04-04T14:30:58.515000000</dc:date>
    <meta:editing-duration>PT1H9M27S</meta:editing-duration>
    <meta:editing-cycles>13</meta:editing-cycles>
    <meta:generator>LibreOffice/7.5.0.3$Windows_X86_64 LibreOffice_project/c21113d003cd3efa8c53188764377a8272d9d6de</meta:generator>
    <meta:document-statistic meta:object-count="5"/>
  </office:meta>
</office:document-meta>
</file>